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5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7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margin-top="0.0694in" fo:margin-bottom="0.0694in" fo:line-height="100%"/>
    </style:style>
    <style:style style:name="T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8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0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11" style:parent-style-name="Normal" style:family="paragraph">
      <style:paragraph-properties fo:margin-top="0.0694in" fo:margin-bottom="0.0694in" fo:line-height="100%"/>
    </style:style>
    <style:style style:name="T11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7" style:parent-style-name="Normal" style:family="paragraph">
      <style:paragraph-properties fo:margin-top="0.0694in" fo:margin-bottom="0.0694in" fo:line-height="100%"/>
    </style:style>
    <style:style style:name="T11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1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2" style:parent-style-name="Normal" style:family="paragraph">
      <style:paragraph-properties fo:margin-top="0.0694in" fo:margin-bottom="0.0694in" fo:line-height="100%"/>
    </style:style>
    <style:style style:name="T12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5" style:parent-style-name="Normal" style:family="paragraph">
      <style:paragraph-properties fo:margin-top="0.0694in" fo:margin-bottom="0.0694in" fo:line-height="100%"/>
    </style:style>
    <style:style style:name="T12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top="0.0694in" fo:margin-bottom="0.0694in" fo:line-height="100%"/>
    </style:style>
    <style:style style:name="T12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0" style:parent-style-name="Normal" style:family="paragraph">
      <style:paragraph-properties fo:margin-top="0.0694in" fo:margin-bottom="0.0694in" fo:line-height="100%"/>
    </style:style>
    <style:style style:name="T13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3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6" style:parent-style-name="Normal" style:family="paragraph">
      <style:paragraph-properties fo:margin-top="0.0694in" fo:margin-bottom="0.0694in" fo:line-height="100%"/>
    </style:style>
    <style:style style:name="T1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margin-top="0.0694in" fo:margin-bottom="0.0694in" fo:line-height="100%"/>
    </style:style>
    <style:style style:name="T13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6" style:parent-style-name="Normal" style:family="paragraph">
      <style:paragraph-properties fo:margin-top="0.0694in" fo:margin-bottom="0.0694in" fo:line-height="100%"/>
    </style:style>
    <style:style style:name="T14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9" style:parent-style-name="Normal" style:family="paragraph">
      <style:paragraph-properties fo:margin-top="0.0694in" fo:margin-bottom="0.0694in" fo:line-height="100%"/>
    </style:style>
    <style:style style:name="T15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15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2" style:parent-style-name="Normal" style:family="paragraph">
      <style:paragraph-properties fo:margin-top="0.0694in" fo:margin-bottom="0.0694in" fo:line-height="100%"/>
    </style:style>
    <style:style style:name="T1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54" style:parent-style-name="Normal" style:family="paragraph">
      <style:paragraph-properties fo:margin-top="0.0694in" fo:margin-bottom="0.0694in" fo:line-height="100%"/>
    </style:style>
    <style:style style:name="T15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5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7" style:parent-style-name="Normal" style:family="paragraph">
      <style:paragraph-properties fo:margin-top="0.0694in" fo:margin-bottom="0.0694in" fo:line-height="100%"/>
    </style:style>
    <style:style style:name="T15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59" style:parent-style-name="Normal" style:family="paragraph">
      <style:paragraph-properties fo:margin-top="0.0694in" fo:margin-bottom="0.0694in" fo:line-height="100%"/>
    </style:style>
    <style:style style:name="T16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6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2" style:parent-style-name="Normal" style:family="paragraph">
      <style:paragraph-properties fo:margin-top="0.0694in" fo:margin-bottom="0.0694in" fo:line-height="100%"/>
    </style:style>
    <style:style style:name="T16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6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Módulo de Archivos:</text:h>
      <text:h text:style-name="P2" text:outline-level="4">Clase Archivo:</text:h>
      <text:p text:style-name="P3">Esta es la clase principal que representa un archivo en el sistema de gestión de la tienda de libros.</text:p>
      <text:list text:style-name="LFO11" text:continue-numbering="true">
        <text:list-item>
          <text:p text:style-name="P4"><text:span text:style-name="T5">Atributos:</text:span></text:p>
          <text:list text:continue-numbering="true">
            <text:list-item>
              <text:p text:style-name="P6"><text:span text:style-name="T7">nombre</text:span><text:span text:style-name="T8"><text:s/>(String): El nombre del archivo.</text:span></text:p>
            </text:list-item>
            <text:list-item>
              <text:p text:style-name="P9"><text:span text:style-name="T10">extension</text:span><text:span text:style-name="T11"><text:s/>(String): La extensión del archivo.</text:span></text:p>
            </text:list-item>
            <text:list-item>
              <text:p text:style-name="P12"><text:span text:style-name="T13">ruta</text:span><text:span text:style-name="T14"><text:s/>(String): La ruta de almacenamiento del archivo en el sistema de archivos.</text:span></text:p>
            </text:list-item>
          </text:list>
        </text:list-item>
        <text:list-item>
          <text:p text:style-name="P15"><text:span text:style-name="T16">Métodos:</text:span></text:p>
          <text:list text:continue-numbering="true">
            <text:list-item>
              <text:p text:style-name="P17"><text:span text:style-name="T18">getNombre()</text:span><text:span text:style-name="T19">: Devuelve el nombre del archivo.</text:span></text:p>
            </text:list-item>
            <text:list-item>
              <text:p text:style-name="P20"><text:span text:style-name="T21">getExtension()</text:span><text:span text:style-name="T22">: Devuelve la extensión del archivo.</text:span></text:p>
            </text:list-item>
            <text:list-item>
              <text:p text:style-name="P23"><text:span text:style-name="T24">getRuta()</text:span><text:span text:style-name="T25">: Devuelve la ruta de almacenamiento del archivo.</text:span></text:p>
            </text:list-item>
            <text:list-item>
              <text:p text:style-name="P26"><text:span text:style-name="T27">toString()</text:span><text:span text:style-name="T28">: Devuelve una representación en forma de cadena del archivo.</text:span></text:p>
            </text:list-item>
            <text:list-item>
              <text:p text:style-name="P29"><text:span text:style-name="T30">leerArchivo()</text:span><text:span text:style-name="T31">: Método para leer los datos del archivo.</text:span></text:p>
            </text:list-item>
            <text:list-item>
              <text:p text:style-name="P32"><text:span text:style-name="T33">escribirArchivo()</text:span><text:span text:style-name="T34">: Método para escribir los datos en el archivo.</text:span></text:p>
            </text:list-item>
          </text:list>
        </text:list-item>
      </text:list>
      <text:h text:style-name="P35" text:outline-level="4">Subclases de ArchivoTexto para tipos específicos de libros:</text:h>
      <text:list text:style-name="LFO12" text:continue-numbering="true">
        <text:list-item>
          <text:p text:style-name="P36"><text:span text:style-name="T37">ArchivoTextoLibroFisico</text:span><text:span text:style-name="T38">:</text:span></text:p>
          <text:list text:continue-numbering="true">
            <text:list-item>
              <text:p text:style-name="P39"><text:span text:style-name="T40">Atributos adicionales:</text:span></text:p>
              <text:list text:continue-numbering="true">
                <text:list-item>
                  <text:p text:style-name="P41"><text:span text:style-name="T42">registros</text:span><text:span text:style-name="T43"><text:s/>(List&lt;String&gt;): Una lista que almacena los registros de libros físicos en formato de texto.</text:span></text:p>
                </text:list-item>
              </text:list>
            </text:list-item>
            <text:list-item>
              <text:p text:style-name="P44"><text:span text:style-name="T45">Métodos adicionales:</text:span></text:p>
              <text:list text:continue-numbering="true">
                <text:list-item>
                  <text:p text:style-name="P46"><text:span text:style-name="T47">guardarLibros(List&lt;LibroFisico&gt; libros)</text:span><text:span text:style-name="T48">: Guarda una lista de libros físicos en el archivo de texto.</text:span></text:p>
                </text:list-item>
                <text:list-item>
                  <text:p text:style-name="P49"><text:span text:style-name="T50">cargarLibros()</text:span><text:span text:style-name="T51">: Carga los libros físicos almacenados en el archivo de texto y devuelve una lista de ellos.</text:span></text:p>
                </text:list-item>
              </text:list>
            </text:list-item>
          </text:list>
        </text:list-item>
        <text:list-item>
          <text:p text:style-name="P52"><text:span text:style-name="T53">ArchivoTextoLibroElectronico</text:span><text:span text:style-name="T54">:</text:span></text:p>
          <text:list text:continue-numbering="true">
            <text:list-item>
              <text:p text:style-name="P55"><text:span text:style-name="T56">Atributos adicionales:</text:span></text:p>
              <text:list text:continue-numbering="true">
                <text:list-item>
                  <text:p text:style-name="P57"><text:span text:style-name="T58">registros</text:span><text:span text:style-name="T59"><text:s/>(List&lt;String&gt;): Una lista que almacena los registros de libros electrónicos en formato de texto.</text:span></text:p>
                </text:list-item>
              </text:list>
            </text:list-item>
            <text:list-item>
              <text:p text:style-name="P60"><text:span text:style-name="T61">Métodos adicionales:</text:span></text:p>
              <text:list text:continue-numbering="true">
                <text:list-item>
                  <text:p text:style-name="P62"><text:span text:style-name="T63">guardarLibros(List&lt;LibroElectronico&gt; libros)</text:span><text:span text:style-name="T64">: Guarda una lista de libros electrónicos en el archivo de texto.</text:span></text:p>
                </text:list-item>
                <text:list-item>
                  <text:p text:style-name="P65"><text:span text:style-name="T66">cargarLibros()</text:span><text:span text:style-name="T67">: Carga los libros electrónicos almacenados en el archivo de texto y devuelve una lista de ellos.</text:span></text:p>
                </text:list-item>
              </text:list>
            </text:list-item>
          </text:list>
        </text:list-item>
        <text:list-item>
          <text:p text:style-name="P68"><text:span text:style-name="T69">ArchivoTextoLibroAudio</text:span><text:span text:style-name="T70">:</text:span></text:p>
          <text:list text:continue-numbering="true">
            <text:list-item>
              <text:p text:style-name="P71"><text:span text:style-name="T72">Atributos adicionales:</text:span></text:p>
              <text:list text:continue-numbering="true">
                <text:list-item>
                  <text:p text:style-name="P73"><text:span text:style-name="T74">registros</text:span><text:span text:style-name="T75"><text:s/>(List&lt;String&gt;): Una lista que almacena los registros de libros de audio en formato de texto.</text:span></text:p>
                </text:list-item>
              </text:list>
            </text:list-item>
            <text:list-item>
              <text:p text:style-name="P76"><text:span text:style-name="T77">Métodos adicionales:</text:span></text:p>
              <text:list text:continue-numbering="true">
                <text:list-item>
                  <text:p text:style-name="P78"><text:span text:style-name="T79">guardarLibros(List&lt;LibroAudio&gt; libros)</text:span><text:span text:style-name="T80">: Guarda una lista de libros de audio en el archivo de texto.</text:span></text:p>
                </text:list-item>
                <text:list-item>
                  <text:p text:style-name="P81"><text:span text:style-name="T82">cargarLibros()</text:span><text:span text:style-name="T83">: Carga los libros de audio almacenados en el archivo de texto y devuelve una lista de ellos.</text:span></text:p>
                </text:list-item>
              </text:list>
            </text:list-item>
          </text:list>
        </text:list-item>
        <text:list-item>
          <text:p text:style-name="P84"><text:span text:style-name="T85">ArchivoTextoLibroInfantil</text:span><text:span text:style-name="T86">:</text:span></text:p>
          <text:list text:continue-numbering="true">
            <text:list-item>
              <text:p text:style-name="P87"><text:span text:style-name="T88">Atributos adicionales:</text:span></text:p>
              <text:list text:continue-numbering="true">
                <text:list-item>
                  <text:p text:style-name="P89"><text:span text:style-name="T90">registros</text:span><text:span text:style-name="T91"><text:s/>(List&lt;String&gt;): Una lista que almacena los registros de libros infantiles en formato de texto.</text:span></text:p>
                </text:list-item>
              </text:list>
            </text:list-item>
            <text:list-item>
              <text:p text:style-name="P92"><text:span text:style-name="T93">Métodos adicionales:</text:span></text:p>
              <text:list text:continue-numbering="true">
                <text:list-item>
                  <text:p text:style-name="P94"><text:span text:style-name="T95">guardarLibros(List&lt;LibroInfantil&gt; libros)</text:span><text:span text:style-name="T96">: Guarda una lista de libros infantiles en el archivo de texto.</text:span></text:p>
                </text:list-item>
                <text:list-item>
                  <text:p text:style-name="P97"><text:span text:style-name="T98">cargarLibros()</text:span><text:span text:style-name="T99">: Carga los libros infantiles almacenados en el archivo de texto y devuelve una lista de ellos.</text:span></text:p>
                </text:list-item>
              </text:list>
            </text:list-item>
          </text:list>
        </text:list-item>
      </text:list>
      <text:h text:style-name="P100" text:outline-level="4">Subclases de ArchivoBinario para tipos específicos de libros:</text:h>
      <text:list text:style-name="LFO13" text:continue-numbering="true">
        <text:list-item>
          <text:p text:style-name="P101"><text:span text:style-name="T102">ArchivoBinarioLibroFisico</text:span><text:span text:style-name="T103">:</text:span></text:p>
          <text:list text:continue-numbering="true">
            <text:list-item>
              <text:p text:style-name="P104"><text:span text:style-name="T105">Atributos adicionales:</text:span></text:p>
              <text:list text:continue-numbering="true">
                <text:list-item>
                  <text:p text:style-name="P106"><text:span text:style-name="T107">datos</text:span><text:span text:style-name="T108"><text:s/>(byte[]): Un array de bytes que almacena los datos binarios de libros físicos.</text:span></text:p>
                </text:list-item>
              </text:list>
            </text:list-item>
            <text:list-item>
              <text:p text:style-name="P109"><text:span text:style-name="T110">Métodos adicionales:</text:span></text:p>
              <text:list text:continue-numbering="true">
                <text:list-item>
                  <text:p text:style-name="P111"><text:span text:style-name="T112">guardarLibros(List&lt;LibroFisico&gt; libros)</text:span><text:span text:style-name="T113">: Guarda una lista de libros físicos en el archivo binario.</text:span></text:p>
                </text:list-item>
                <text:list-item>
                  <text:p text:style-name="P114"><text:span text:style-name="T115">cargarLibros()</text:span><text:span text:style-name="T116">: Carga los libros físicos almacenados en el archivo binario y devuelve una lista de ellos.</text:span></text:p>
                </text:list-item>
              </text:list>
            </text:list-item>
          </text:list>
        </text:list-item>
        <text:list-item>
          <text:p text:style-name="P117"><text:span text:style-name="T118">ArchivoBinarioLibroElectronico</text:span><text:span text:style-name="T119">:</text:span></text:p>
          <text:list text:continue-numbering="true">
            <text:list-item>
              <text:p text:style-name="P120"><text:span text:style-name="T121">Atributos adicionales:</text:span></text:p>
              <text:list text:continue-numbering="true">
                <text:list-item>
                  <text:p text:style-name="P122"><text:span text:style-name="T123">datos</text:span><text:span text:style-name="T124"><text:s/>(byte[]): Un array de bytes que almacena los datos binarios de libros electrónicos.</text:span></text:p>
                </text:list-item>
              </text:list>
            </text:list-item>
            <text:list-item>
              <text:p text:style-name="P125"><text:span text:style-name="T126">Métodos adicionales:</text:span></text:p>
              <text:list text:continue-numbering="true">
                <text:list-item>
                  <text:p text:style-name="P127"><text:span text:style-name="T128">guardarLibros(List&lt;LibroElectronico&gt; libros)</text:span><text:span text:style-name="T129">: Guarda una lista de libros electrónicos en el archivo binario.</text:span></text:p>
                </text:list-item>
                <text:list-item>
                  <text:p text:style-name="P130"><text:span text:style-name="T131">cargarLibros()</text:span><text:span text:style-name="T132">: Carga los libros electrónicos almacenados en el archivo binario y devuelve una lista de ellos.</text:span></text:p>
                </text:list-item>
              </text:list>
            </text:list-item>
          </text:list>
        </text:list-item>
        <text:list-item>
          <text:p text:style-name="P133"><text:span text:style-name="T134">ArchivoBinarioLibroAudio</text:span><text:span text:style-name="T135">:</text:span></text:p>
          <text:list text:continue-numbering="true">
            <text:list-item>
              <text:p text:style-name="P136"><text:span text:style-name="T137">Atributos adicionales:</text:span></text:p>
              <text:list text:continue-numbering="true">
                <text:list-item>
                  <text:p text:style-name="P138"><text:span text:style-name="T139">datos</text:span><text:span text:style-name="T140"><text:s/>(byte[]): Un array de bytes que almacena los datos binarios de libros de audio.</text:span></text:p>
                </text:list-item>
              </text:list>
            </text:list-item>
            <text:list-item>
              <text:p text:style-name="P141"><text:span text:style-name="T142">Métodos adicionales:</text:span></text:p>
              <text:list text:continue-numbering="true">
                <text:list-item>
                  <text:p text:style-name="P143"><text:span text:style-name="T144">guardarLibros(List&lt;LibroAudio&gt; libros)</text:span><text:span text:style-name="T145">: Guarda una lista de libros de audio en el archivo binario.</text:span></text:p>
                </text:list-item>
                <text:list-item>
                  <text:p text:style-name="P146"><text:span text:style-name="T147">cargarLibros()</text:span><text:span text:style-name="T148">: Carga los libros de audio almacenados en el archivo binario y devuelve una lista de ellos.</text:span></text:p>
                </text:list-item>
              </text:list>
            </text:list-item>
          </text:list>
        </text:list-item>
        <text:list-item>
          <text:p text:style-name="P149"><text:span text:style-name="T150">ArchivoBinarioLibroInfantil</text:span><text:span text:style-name="T151">:</text:span></text:p>
          <text:list text:continue-numbering="true">
            <text:list-item>
              <text:p text:style-name="P152"><text:span text:style-name="T153">Atributos adicionales:</text:span></text:p>
              <text:list text:continue-numbering="true">
                <text:list-item>
                  <text:p text:style-name="P154"><text:span text:style-name="T155">datos</text:span><text:span text:style-name="T156"><text:s/>(byte[]): Un array de bytes que almacena los datos binarios de libros infantiles.</text:span></text:p>
                </text:list-item>
              </text:list>
            </text:list-item>
            <text:list-item>
              <text:p text:style-name="P157"><text:span text:style-name="T158">Métodos adicionales:</text:span></text:p>
              <text:list text:continue-numbering="true">
                <text:list-item>
                  <text:p text:style-name="P159"><text:span text:style-name="T160">guardarLibros(List&lt;LibroInfantil&gt; libros)</text:span><text:span text:style-name="T161">: Guarda una lista de libros infantiles en el archivo binario.</text:span></text:p>
                </text:list-item>
                <text:list-item>
                  <text:p text:style-name="P162"><text:span text:style-name="T163">cargarLibros()</text:span><text:span text:style-name="T164">: Carga los libros infantiles almacenados en el archivo binario y devuelve una lista de ellos.</text:span>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65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Durán Poblador</meta:initial-creator>
    <dc:creator>jorge Durán Poblador</dc:creator>
    <meta:creation-date>2024-03-27T12:14:00Z</meta:creation-date>
    <dc:date>2024-03-27T12:14:00Z</dc:date>
    <meta:template xlink:href="Normal.dotm" xlink:type="simple"/>
    <meta:editing-cycles>2</meta:editing-cycles>
    <meta:editing-duration>PT720S</meta:editing-duration>
    <meta:document-statistic meta:page-count="2" meta:paragraph-count="7" meta:word-count="588" meta:character-count="3820" meta:row-count="26" meta:non-whitespace-character-count="3239"/>
  </office:meta>
</office:document-meta>
</file>